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P2" style:family="paragraph" style:parent-style-name="Footer">
      <style:text-properties fo:language="es" fo:country="ES" officeooo:paragraph-rsid="00353a7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itle">
      <style:text-properties officeooo:rsid="00389e22" officeooo:paragraph-rsid="00389e22"/>
    </style:style>
    <style:style style:name="P7" style:family="paragraph" style:parent-style-name="Heading_20_1">
      <style:text-properties officeooo:rsid="000b035b" officeooo:paragraph-rsid="000b035b"/>
    </style:style>
    <style:style style:name="P8" style:family="paragraph" style:parent-style-name="Heading_20_1">
      <style:paragraph-properties fo:break-before="page"/>
      <style:text-properties officeooo:rsid="000b035b" officeooo:paragraph-rsid="000b035b"/>
    </style:style>
    <style:style style:name="P9" style:family="paragraph" style:parent-style-name="Heading_20_1" style:list-style-name="">
      <style:text-properties officeooo:rsid="000b035b" officeooo:paragraph-rsid="000b035b"/>
    </style:style>
    <style:style style:name="P10" style:family="paragraph" style:parent-style-name="Heading_20_1">
      <style:text-properties officeooo:rsid="000c485d" officeooo:paragraph-rsid="000c485d"/>
    </style:style>
    <style:style style:name="P11" style:family="paragraph" style:parent-style-name="Heading_20_2">
      <style:text-properties officeooo:rsid="000c485d" officeooo:paragraph-rsid="000c485d"/>
    </style:style>
    <style:style style:name="P12" style:family="paragraph" style:parent-style-name="Heading_20_2">
      <style:text-properties officeooo:rsid="000fc987" officeooo:paragraph-rsid="000fc987"/>
    </style:style>
    <style:style style:name="P13" style:family="paragraph" style:parent-style-name="Heading_20_2">
      <style:text-properties officeooo:rsid="0010427b" officeooo:paragraph-rsid="0010427b"/>
    </style:style>
    <style:style style:name="P14" style:family="paragraph" style:parent-style-name="Heading_20_2">
      <style:text-properties officeooo:rsid="0010f512" officeooo:paragraph-rsid="0010f512"/>
    </style:style>
    <style:style style:name="P15" style:family="paragraph" style:parent-style-name="Heading_20_2">
      <style:text-properties officeooo:rsid="00181020" officeooo:paragraph-rsid="00181020"/>
    </style:style>
    <style:style style:name="P16" style:family="paragraph" style:parent-style-name="Text_20_body" style:list-style-name="L1">
      <style:text-properties officeooo:rsid="000b035b" officeooo:paragraph-rsid="000b035b"/>
    </style:style>
    <style:style style:name="P17" style:family="paragraph" style:parent-style-name="Text_20_body" style:list-style-name="L2">
      <style:text-properties officeooo:rsid="000b035b" officeooo:paragraph-rsid="000b035b"/>
    </style:style>
    <style:style style:name="P18" style:family="paragraph" style:parent-style-name="Text_20_body" style:list-style-name="L1">
      <style:text-properties officeooo:rsid="003a94e2" officeooo:paragraph-rsid="003a94e2"/>
    </style:style>
    <style:style style:name="P19" style:family="paragraph" style:parent-style-name="Text_20_body" style:list-style-name="L2">
      <style:text-properties officeooo:rsid="0010427b" officeooo:paragraph-rsid="0010427b"/>
    </style:style>
    <style:style style:name="P20" style:family="paragraph" style:parent-style-name="Text_20_body" style:list-style-name="L5">
      <style:text-properties officeooo:rsid="0010427b" officeooo:paragraph-rsid="0010427b"/>
    </style:style>
    <style:style style:name="P21" style:family="paragraph" style:parent-style-name="Text_20_body" style:list-style-name="L6">
      <style:text-properties officeooo:rsid="0010427b" officeooo:paragraph-rsid="0010f380"/>
    </style:style>
    <style:style style:name="P22" style:family="paragraph" style:parent-style-name="Text_20_body" style:list-style-name="L6">
      <style:text-properties officeooo:rsid="0010427b" officeooo:paragraph-rsid="002febe8"/>
    </style:style>
    <style:style style:name="P23" style:family="paragraph" style:parent-style-name="Text_20_body" style:list-style-name="L6">
      <style:text-properties officeooo:rsid="0010427b" officeooo:paragraph-rsid="002083e4"/>
    </style:style>
    <style:style style:name="P24" style:family="paragraph" style:parent-style-name="Text_20_body" style:list-style-name="L2">
      <style:text-properties officeooo:rsid="0010f380" officeooo:paragraph-rsid="0010f380"/>
    </style:style>
    <style:style style:name="P25" style:family="paragraph" style:parent-style-name="Text_20_body" style:list-style-name="L6">
      <style:text-properties officeooo:rsid="0010f380" officeooo:paragraph-rsid="0010f380"/>
    </style:style>
    <style:style style:name="P26" style:family="paragraph" style:parent-style-name="Text_20_body" style:list-style-name="L2">
      <style:text-properties officeooo:rsid="000c485d" officeooo:paragraph-rsid="000c485d"/>
    </style:style>
    <style:style style:name="P27" style:family="paragraph" style:parent-style-name="Text_20_body" style:list-style-name="L3">
      <style:text-properties officeooo:rsid="000fc987" officeooo:paragraph-rsid="000fc987"/>
    </style:style>
    <style:style style:name="P28" style:family="paragraph" style:parent-style-name="Text_20_body" style:list-style-name="L5">
      <style:text-properties officeooo:rsid="000fc987" officeooo:paragraph-rsid="000fc987"/>
    </style:style>
    <style:style style:name="P29" style:family="paragraph" style:parent-style-name="Text_20_body" style:list-style-name="L4">
      <style:text-properties officeooo:rsid="000ca850" officeooo:paragraph-rsid="000ca850"/>
    </style:style>
    <style:style style:name="P30" style:family="paragraph" style:parent-style-name="Text_20_body" style:list-style-name="L4">
      <style:text-properties officeooo:rsid="000ee228" officeooo:paragraph-rsid="000ee228"/>
    </style:style>
    <style:style style:name="P31" style:family="paragraph" style:parent-style-name="Text_20_body" style:list-style-name="L4">
      <style:text-properties officeooo:rsid="000fb6c2" officeooo:paragraph-rsid="000fb6c2"/>
    </style:style>
    <style:style style:name="P32" style:family="paragraph" style:parent-style-name="Text_20_body" style:list-style-name="L6">
      <style:text-properties officeooo:rsid="0019b432" officeooo:paragraph-rsid="0019b432"/>
    </style:style>
    <style:style style:name="P33" style:family="paragraph" style:parent-style-name="Text_20_body" style:list-style-name="L6">
      <style:text-properties officeooo:rsid="001f102d" officeooo:paragraph-rsid="001f102d"/>
    </style:style>
    <style:style style:name="P34" style:family="paragraph" style:parent-style-name="Text_20_body" style:list-style-name="L7">
      <style:text-properties officeooo:rsid="00128d5f" officeooo:paragraph-rsid="00128d5f"/>
    </style:style>
    <style:style style:name="P35" style:family="paragraph" style:parent-style-name="Text_20_body" style:list-style-name="L7">
      <style:text-properties officeooo:rsid="0013c66c" officeooo:paragraph-rsid="0013c66c"/>
    </style:style>
    <style:style style:name="P36" style:family="paragraph" style:parent-style-name="Text_20_body" style:list-style-name="L7">
      <style:text-properties officeooo:rsid="0013c66c" officeooo:paragraph-rsid="002cdc69"/>
    </style:style>
    <style:style style:name="P37" style:family="paragraph" style:parent-style-name="Text_20_body" style:list-style-name="L7">
      <style:text-properties officeooo:rsid="001374c9" officeooo:paragraph-rsid="001374c9"/>
    </style:style>
    <style:style style:name="P38" style:family="paragraph" style:parent-style-name="Text_20_body" style:list-style-name="L7">
      <style:text-properties officeooo:rsid="001374c9" officeooo:paragraph-rsid="002ba7c8"/>
    </style:style>
    <style:style style:name="P39" style:family="paragraph" style:parent-style-name="Text_20_body" style:list-style-name="L7">
      <style:text-properties officeooo:rsid="00162f42" officeooo:paragraph-rsid="00162f42"/>
    </style:style>
    <style:style style:name="P40" style:family="paragraph" style:parent-style-name="Text_20_body">
      <style:text-properties fo:font-weight="bold" officeooo:rsid="001adb54" officeooo:paragraph-rsid="001adb54" style:font-weight-asian="bold" style:font-weight-complex="bold"/>
    </style:style>
    <style:style style:name="P41" style:family="paragraph" style:parent-style-name="Text_20_body" style:list-style-name="L7">
      <style:text-properties officeooo:rsid="0013d574" officeooo:paragraph-rsid="0013d574"/>
    </style:style>
    <style:style style:name="P42" style:family="paragraph" style:parent-style-name="Text_20_body" style:list-style-name="L7">
      <style:text-properties officeooo:rsid="00143065" officeooo:paragraph-rsid="00143065"/>
    </style:style>
    <style:style style:name="P43" style:family="paragraph" style:parent-style-name="Text_20_body" style:list-style-name="L7">
      <style:text-properties officeooo:rsid="002875f2" officeooo:paragraph-rsid="002875f2"/>
    </style:style>
    <style:style style:name="P44" style:family="paragraph" style:parent-style-name="Text_20_body" style:list-style-name="L7">
      <style:text-properties officeooo:rsid="002875f2" officeooo:paragraph-rsid="0028d82d"/>
    </style:style>
    <style:style style:name="P45" style:family="paragraph" style:parent-style-name="Text_20_body" style:list-style-name="L7">
      <style:text-properties officeooo:rsid="0028a7d4" officeooo:paragraph-rsid="0028a7d4"/>
    </style:style>
    <style:style style:name="P46" style:family="paragraph" style:parent-style-name="Text_20_body" style:list-style-name="L7">
      <style:text-properties officeooo:rsid="0028a7d4" officeooo:paragraph-rsid="0028d82d"/>
    </style:style>
    <style:style style:name="P47" style:family="paragraph" style:parent-style-name="Text_20_body" style:list-style-name="L7">
      <style:text-properties officeooo:rsid="0017a7d7" officeooo:paragraph-rsid="0017a7d7"/>
    </style:style>
    <style:style style:name="P48" style:family="paragraph" style:parent-style-name="Text_20_body" style:list-style-name="L7">
      <style:text-properties style:text-underline-style="none" officeooo:rsid="0017a7d7" officeooo:paragraph-rsid="0017a7d7"/>
    </style:style>
    <style:style style:name="P49" style:family="paragraph" style:parent-style-name="Text_20_body" style:list-style-name="L7">
      <style:text-properties style:text-underline-style="none" officeooo:rsid="0017a7d7" officeooo:paragraph-rsid="00272407"/>
    </style:style>
    <style:style style:name="P50" style:family="paragraph" style:parent-style-name="Text_20_body" style:list-style-name="L7">
      <style:text-properties style:text-underline-style="none" officeooo:rsid="00431617" officeooo:paragraph-rsid="00431617"/>
    </style:style>
    <style:style style:name="P51" style:family="paragraph" style:parent-style-name="Text_20_body" style:list-style-name="L7">
      <style:text-properties style:text-underline-style="none" officeooo:rsid="00461814" officeooo:paragraph-rsid="00461814"/>
    </style:style>
    <style:style style:name="P52" style:family="paragraph" style:parent-style-name="Text_20_body" style:list-style-name="L7">
      <style:text-properties style:text-underline-style="none" officeooo:rsid="00461814" officeooo:paragraph-rsid="00493536"/>
    </style:style>
    <style:style style:name="P53" style:family="paragraph" style:parent-style-name="Text_20_body" style:list-style-name="L7">
      <style:text-properties style:text-underline-style="none" officeooo:rsid="00493536" officeooo:paragraph-rsid="00493536"/>
    </style:style>
    <style:style style:name="P54" style:family="paragraph" style:parent-style-name="Text_20_body" style:list-style-name="L8">
      <style:text-properties officeooo:rsid="00181020" officeooo:paragraph-rsid="00181020"/>
    </style:style>
    <style:style style:name="P55" style:family="paragraph" style:parent-style-name="Text_20_body" style:list-style-name="L8">
      <style:text-properties officeooo:rsid="00181020" officeooo:paragraph-rsid="004b828b"/>
    </style:style>
    <style:style style:name="P56" style:family="paragraph" style:parent-style-name="Text_20_body" style:list-style-name="L3">
      <style:text-properties fo:color="#000000" loext:opacity="100%" officeooo:rsid="000fc987" officeooo:paragraph-rsid="000fc987"/>
    </style:style>
    <style:style style:name="P57" style:family="paragraph" style:parent-style-name="Text_20_body" style:list-style-name="L3">
      <style:text-properties fo:color="#000000" loext:opacity="100%" officeooo:rsid="003c6b0b" officeooo:paragraph-rsid="003c6b0b"/>
    </style:style>
    <style:style style:name="P58" style:family="paragraph" style:parent-style-name="Text_20_body" style:list-style-name="L7">
      <style:text-properties officeooo:rsid="0040311f" officeooo:paragraph-rsid="0040311f"/>
    </style:style>
    <style:style style:name="P59" style:family="paragraph" style:parent-style-name="Text_20_body" style:list-style-name="L7">
      <style:text-properties officeooo:rsid="0041cebc" officeooo:paragraph-rsid="0041cebc"/>
    </style:style>
    <style:style style:name="P60" style:family="paragraph" style:parent-style-name="Text_20_body" style:list-style-name="L7">
      <style:text-properties officeooo:rsid="0041efa0" officeooo:paragraph-rsid="0041efa0"/>
    </style:style>
    <style:style style:name="P61" style:family="paragraph" style:parent-style-name="Text_20_body" style:list-style-name="L7">
      <style:text-properties officeooo:rsid="00461814" officeooo:paragraph-rsid="00461814"/>
    </style:style>
    <style:style style:name="P62" style:family="paragraph" style:parent-style-name="Text_20_body" style:list-style-name="L7">
      <style:text-properties officeooo:rsid="00461814" officeooo:paragraph-rsid="00493536"/>
    </style:style>
    <style:style style:name="P63" style:family="paragraph" style:parent-style-name="Text_20_body" style:list-style-name="L7">
      <style:text-properties officeooo:rsid="0047e9d3" officeooo:paragraph-rsid="0047e9d3"/>
    </style:style>
    <style:style style:name="P64" style:family="paragraph" style:parent-style-name="Text_20_body" style:list-style-name="L8">
      <style:text-properties officeooo:rsid="004ae22f" officeooo:paragraph-rsid="004ae22f"/>
    </style:style>
    <style:style style:name="P65" style:family="paragraph" style:parent-style-name="Text_20_body" style:list-style-name="L8">
      <style:text-properties officeooo:rsid="004b828b" officeooo:paragraph-rsid="004b828b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officeooo:rsid="000c485d"/>
    </style:style>
    <style:style style:name="T3" style:family="text">
      <style:text-properties officeooo:rsid="000ea4d0"/>
    </style:style>
    <style:style style:name="T4" style:family="text">
      <style:text-properties style:text-underline-style="none" officeooo:rsid="000ea4d0"/>
    </style:style>
    <style:style style:name="T5" style:family="text">
      <style:text-properties style:text-underline-style="none" fo:font-weight="bold" officeooo:rsid="00226925" style:font-weight-asian="bold" style:font-weight-complex="bold"/>
    </style:style>
    <style:style style:name="T6" style:family="text">
      <style:text-properties style:text-underline-style="none" fo:font-weight="bold" officeooo:rsid="002a65c4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083e4" style:font-weight-asian="normal" style:font-weight-complex="normal"/>
    </style:style>
    <style:style style:name="T9" style:family="text">
      <style:text-properties style:text-underline-style="none" fo:font-weight="normal" officeooo:rsid="00217763" style:font-weight-asian="normal" style:font-weight-complex="normal"/>
    </style:style>
    <style:style style:name="T10" style:family="text">
      <style:text-properties style:text-underline-style="none" fo:font-weight="normal" officeooo:rsid="002febe8" style:font-weight-asian="normal" style:font-weight-complex="normal"/>
    </style:style>
    <style:style style:name="T11" style:family="text">
      <style:text-properties style:text-underline-style="none" fo:font-weight="normal" officeooo:rsid="002a65c4" style:font-weight-asian="normal" style:font-weight-complex="normal"/>
    </style:style>
    <style:style style:name="T12" style:family="text">
      <style:text-properties style:text-underline-style="none" fo:font-weight="normal" officeooo:rsid="002f0ab0" style:font-weight-asian="normal" style:font-weight-complex="normal"/>
    </style:style>
    <style:style style:name="T13" style:family="text">
      <style:text-properties style:text-underline-style="none" fo:font-weight="normal" officeooo:rsid="002eb455" style:font-weight-asian="normal" style:font-weight-complex="normal"/>
    </style:style>
    <style:style style:name="T14" style:family="text">
      <style:text-properties style:text-underline-style="none" fo:font-weight="normal" officeooo:rsid="0040311f" style:font-weight-asian="normal" style:font-weight-complex="normal"/>
    </style:style>
    <style:style style:name="T15" style:family="text">
      <style:text-properties style:text-underline-style="none" fo:font-weight="normal" officeooo:rsid="00461814" style:font-weight-asian="normal" style:font-weight-complex="normal"/>
    </style:style>
    <style:style style:name="T16" style:family="text">
      <style:text-properties style:text-underline-style="none" fo:font-weight="normal" officeooo:rsid="0047e9d3" style:font-weight-asian="normal" style:font-weight-complex="normal"/>
    </style:style>
    <style:style style:name="T17" style:family="text">
      <style:text-properties officeooo:rsid="000fc987"/>
    </style:style>
    <style:style style:name="T18" style:family="text">
      <style:text-properties officeooo:rsid="0010f512"/>
    </style:style>
    <style:style style:name="T19" style:family="text">
      <style:text-properties officeooo:rsid="0017a7d7"/>
    </style:style>
    <style:style style:name="T20" style:family="text">
      <style:text-properties officeooo:rsid="00182dd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9b432" style:font-weight-asian="bold" style:font-weight-complex="bold"/>
    </style:style>
    <style:style style:name="T23" style:family="text">
      <style:text-properties fo:font-weight="bold" officeooo:rsid="0019baf3" style:font-weight-asian="bold" style:font-weight-complex="bold"/>
    </style:style>
    <style:style style:name="T24" style:family="text">
      <style:text-properties fo:font-weight="bold" officeooo:rsid="001c84d2" style:font-weight-asian="bold" style:font-weight-complex="bold"/>
    </style:style>
    <style:style style:name="T25" style:family="text">
      <style:text-properties fo:font-weight="bold" officeooo:rsid="001d265e" style:font-weight-asian="bold" style:font-weight-complex="bold"/>
    </style:style>
    <style:style style:name="T26" style:family="text">
      <style:text-properties fo:font-weight="bold" officeooo:rsid="00240470" style:font-weight-asian="bold" style:font-weight-complex="bold"/>
    </style:style>
    <style:style style:name="T27" style:family="text">
      <style:text-properties fo:font-weight="bold" officeooo:rsid="002febe8" style:font-weight-asian="bold" style:font-weight-complex="bold"/>
    </style:style>
    <style:style style:name="T28" style:family="text">
      <style:text-properties fo:font-weight="bold" officeooo:rsid="00316cac" style:font-weight-asian="bold" style:font-weight-complex="bold"/>
    </style:style>
    <style:style style:name="T29" style:family="text">
      <style:text-properties fo:font-weight="bold" officeooo:rsid="003365d2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normal" officeooo:rsid="002a65c4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40470" style:font-weight-asian="normal" style:font-weight-complex="normal"/>
    </style:style>
    <style:style style:name="T33" style:family="text">
      <style:text-properties fo:font-weight="normal" officeooo:rsid="00316cac" style:font-weight-asian="normal" style:font-weight-complex="normal"/>
    </style:style>
    <style:style style:name="T34" style:family="text">
      <style:text-properties fo:font-weight="normal" officeooo:rsid="0025f998" style:font-weight-asian="normal" style:font-weight-complex="normal"/>
    </style:style>
    <style:style style:name="T35" style:family="text">
      <style:text-properties fo:font-weight="normal" officeooo:rsid="001c84d2" style:font-weight-asian="normal" style:font-weight-complex="normal"/>
    </style:style>
    <style:style style:name="T36" style:family="text">
      <style:text-properties fo:font-weight="normal" officeooo:rsid="001d265e" style:font-weight-asian="normal" style:font-weight-complex="normal"/>
    </style:style>
    <style:style style:name="T37" style:family="text">
      <style:text-properties fo:font-weight="normal" officeooo:rsid="003365d2" style:font-weight-asian="normal" style:font-weight-complex="normal"/>
    </style:style>
    <style:style style:name="T38" style:family="text">
      <style:text-properties officeooo:rsid="002ba7c8"/>
    </style:style>
    <style:style style:name="T39" style:family="text">
      <style:text-properties officeooo:rsid="002febe8"/>
    </style:style>
    <style:style style:name="T40" style:family="text">
      <style:text-properties officeooo:rsid="003a94e2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3a94e2" style:font-style-asian="normal" style:font-weight-asian="normal" style:font-style-complex="normal" style:font-weight-complex="normal"/>
    </style:style>
    <style:style style:name="T43" style:family="text">
      <style:text-properties officeooo:rsid="003c6b0b"/>
    </style:style>
    <style:style style:name="T44" style:family="text">
      <style:text-properties officeooo:rsid="003e5be7"/>
    </style:style>
    <style:style style:name="T45" style:family="text">
      <style:text-properties officeooo:rsid="0044c677"/>
    </style:style>
    <style:style style:name="T46" style:family="text">
      <style:text-properties officeooo:rsid="0049353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9" text:outline-level="1"/>
      <text:p text:style-name="P6">Pruebas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3"><text:a xlink:type="simple" xlink:href="#__RefHeading___Toc3002_2610806117" text:style-name="Index_20_Link" text:visited-style-name="Index_20_Link">Ventana de inicio de sesión<text:tab/>3</text:a></text:p>
          <text:p text:style-name="P3"><text:a xlink:type="simple" xlink:href="#__RefHeading___Toc3004_2610806117" text:style-name="Index_20_Link" text:visited-style-name="Index_20_Link">Ventana de registro<text:tab/>3</text:a></text:p>
          <text:p text:style-name="P3"><text:a xlink:type="simple" xlink:href="#__RefHeading___Toc3006_2610806117" text:style-name="Index_20_Link" text:visited-style-name="Index_20_Link">Ventana principal<text:tab/>3</text:a></text:p>
          <text:p text:style-name="P4"><text:a xlink:type="simple" xlink:href="#__RefHeading___Toc3008_2610806117" text:style-name="Index_20_Link" text:visited-style-name="Index_20_Link">Página autores<text:tab/>3</text:a></text:p>
          <text:p text:style-name="P4"><text:a xlink:type="simple" xlink:href="#__RefHeading___Toc3010_2610806117" text:style-name="Index_20_Link" text:visited-style-name="Index_20_Link">Géneros<text:tab/>3</text:a></text:p>
          <text:p text:style-name="P4"><text:a xlink:type="simple" xlink:href="#__RefHeading___Toc3012_2610806117" text:style-name="Index_20_Link" text:visited-style-name="Index_20_Link">Mi cuenta<text:tab/>4</text:a></text:p>
          <text:p text:style-name="P4"><text:a xlink:type="simple" xlink:href="#__RefHeading___Toc3014_2610806117" text:style-name="Index_20_Link" text:visited-style-name="Index_20_Link">Libros<text:tab/>4</text:a></text:p>
          <text:p text:style-name="P4"><text:a xlink:type="simple" xlink:href="#__RefHeading___Toc3016_2610806117" text:style-name="Index_20_Link" text:visited-style-name="Index_20_Link">Mi biblioteca<text:tab/>7</text:a></text:p>
        </text:index-body>
      </text:table-of-content>
      <text:h text:style-name="P9" text:outline-level="1"/>
      <text:h text:style-name="P8" text:outline-level="1"><text:bookmark-start text:name="__RefHeading___Toc3002_2610806117"/>Ventana de inicio de sesión<text:bookmark-end text:name="__RefHeading___Toc3002_2610806117"/></text:h>
      <text:list xml:id="list3779238101" text:style-name="L1">
        <text:list-item>
          <text:p text:style-name="P16"><text:span text:style-name="T40">No </text:span><text:span text:style-name="T42">h</text:span><text:span text:style-name="T41">ace</text:span> login con campos incorrectos (usuario y/o contraseña)</text:p>
        </text:list-item>
        <text:list-item>
          <text:p text:style-name="P18">Hace login con campos correcto</text:p>
        </text:list-item>
        <text:list-item>
          <text:p text:style-name="P16">Botón registrar lleva a ventana de Registro</text:p>
        </text:list-item>
        <text:list-item>
          <text:p text:style-name="P16">Botón de login lleva a la ventana principal</text:p>
        </text:list-item>
      </text:list>
      <text:h text:style-name="P7" text:outline-level="1"><text:bookmark-start text:name="__RefHeading___Toc3004_2610806117"/>Ventana de registro<text:bookmark-end text:name="__RefHeading___Toc3004_2610806117"/></text:h>
      <text:list xml:id="list2439265145" text:style-name="L2">
        <text:list-item>
          <text:p text:style-name="P17">Usuario <text:span text:style-name="T2">y contraseña válidos e inválidos.</text:span></text:p>
        </text:list-item>
        <text:list-item>
          <text:p text:style-name="P19">Tamaño de usuario &gt; 30 caracteres.</text:p>
        </text:list-item>
        <text:list-item>
          <text:p text:style-name="P19">Tamaño de contraseña &lt; 6 caracteres</text:p>
        </text:list-item>
        <text:list-item>
          <text:p text:style-name="P19">Tamaño de contraseña &gt; 50 caracteres</text:p>
        </text:list-item>
        <text:list-item>
          <text:p text:style-name="P19">Tamaño de contraseña &gt;= 6 o &lt;=50 caracteres</text:p>
        </text:list-item>
        <text:list-item>
          <text:p text:style-name="P24">Campos de contraseña distintos</text:p>
        </text:list-item>
        <text:list-item>
          <text:p text:style-name="P26">Crear varios usuarios, probar nombres y contraseñas repetidos</text:p>
        </text:list-item>
      </text:list>
      <text:h text:style-name="P10" text:outline-level="1"><text:bookmark-start text:name="__RefHeading___Toc3006_2610806117"/>Ventana principal<text:bookmark-end text:name="__RefHeading___Toc3006_2610806117"/></text:h>
      <text:list xml:id="list3119772148" text:style-name="L3">
        <text:list-item>
          <text:p text:style-name="P27">Cerrar Sesión cierra sesión</text:p>
        </text:list-item>
        <text:list-item>
          <text:p text:style-name="P56">Crear <text:span text:style-name="T43">informe</text:span> crea el <text:span text:style-name="T43">informe de la base de datos. Debe abrir automáticamente (en mi experiencia es inconsistente)</text:span></text:p>
        </text:list-item>
        <text:list-item>
          <text:p text:style-name="P57">Ayuda abre el manual de usuario</text:p>
        </text:list-item>
      </text:list>
      <text:h text:style-name="P11" text:outline-level="2"><text:bookmark-start text:name="__RefHeading___Toc3008_2610806117"/>Página autores<text:bookmark-end text:name="__RefHeading___Toc3008_2610806117"/></text:h>
      <text:list xml:id="list1668366227" text:style-name="L4">
        <text:list-item>
          <text:p text:style-name="P29">Añadir autores (nombres de distintos tamaños y repetidos)</text:p>
        </text:list-item>
        <text:list-item>
          <text:p text:style-name="P29">Editar nombre (varios tamaños)</text:p>
        </text:list-item>
        <text:list-item>
          <text:p text:style-name="P29">Borrar autor seleccionado <text:span text:style-name="T3">(</text:span><text:span text:style-name="T4">probar</text:span><text:span text:style-name="T3"> con varios, incluso con Sin Asignar)</text:span></text:p>
        </text:list-item>
        <text:list-item>
          <text:p text:style-name="P30">CheckBox Sin Asignar mete a todos los libros seleccionados en Sin Asignar <text:span text:style-name="T17">al hacer click en cambiar autores</text:span></text:p>
        </text:list-item>
        <text:list-item>
          <text:p text:style-name="P31">Libros seleccionados cambian de autor a los seleccionados</text:p>
        </text:list-item>
      </text:list>
      <text:h text:style-name="P12" text:outline-level="2"><text:bookmark-start text:name="__RefHeading___Toc3010_2610806117"/>Géneros<text:bookmark-end text:name="__RefHeading___Toc3010_2610806117"/></text:h>
      <text:list xml:id="list4213437282" text:style-name="L5">
        <text:list-item>
          <text:p text:style-name="P28">Añadir géneros (nombres de distintos tamaños y repetidos)</text:p>
        </text:list-item>
        <text:list-item>
          <text:p text:style-name="P28"><text:soft-page-break/>Editar nombre (varios tamaños)</text:p>
        </text:list-item>
        <text:list-item>
          <text:p text:style-name="P28">Borrar género seleccionado (probar con varios, incluso con Sin Asignar)</text:p>
        </text:list-item>
        <text:list-item>
          <text:p text:style-name="P28">CheckBox Sin Asignar mete a todos los libros seleccionados en Sin Asignar al hacer click en cambiar géneros</text:p>
        </text:list-item>
        <text:list-item>
          <text:p text:style-name="P20">Libros seleccionados cambian de género a los seleccionados</text:p>
        </text:list-item>
      </text:list>
      <text:h text:style-name="P13" text:outline-level="2"><text:bookmark-start text:name="__RefHeading___Toc3012_2610806117"/>Mi cuenta<text:bookmark-end text:name="__RefHeading___Toc3012_2610806117"/></text:h>
      <text:list xml:id="list3196790057" text:style-name="L6">
        <text:list-item>
          <text:p text:style-name="P21">Tamaño de usuario &gt; 30 caracteres:<text:span text:style-name="T21"> </text:span><text:span text:style-name="T27">fuerza el cierre</text:span><text:span text:style-name="T39">.</text:span><text:span text:style-name="T22"> </text:span><text:span text:style-name="T8">Arreglado, faltaban las validaciones.</text:span></text:p>
        </text:list-item>
        <text:list-item>
          <text:p text:style-name="P32">Tamaño de usuario &lt; 6 caracteres: <text:span text:style-name="T27">permite, y no debería. </text:span><text:span text:style-name="T8">Arreglado, faltaban las validaciones</text:span></text:p>
        </text:list-item>
        <text:list-item>
          <text:p text:style-name="P22">Tamaño de contraseña &lt; 6 caracteres: <text:span text:style-name="T27">permite, y no debería.</text:span><text:span text:style-name="T22"> Tambi</text:span><text:span text:style-name="T27">é</text:span><text:span text:style-name="T22">n deja iniciar sesi</text:span><text:span text:style-name="T27">ón sin contraseña</text:span><text:span text:style-name="T22"> </text:span><text:span text:style-name="T8">Arreglado, faltaban las validaciones</text:span></text:p>
        </text:list-item>
        <text:list-item>
          <text:p text:style-name="P23">Tamaño de contraseña &gt; 50 caracteres:<text:span text:style-name="T21"> </text:span><text:span text:style-name="T27">fuerza el cierre.</text:span><text:span text:style-name="T22"> </text:span><text:span text:style-name="T8">Arreglado, faltaban las validaciones</text:span></text:p>
        </text:list-item>
        <text:list-item>
          <text:p text:style-name="P21">Tamaño de contraseña &gt;= 6 o &lt;=50 caracteres</text:p>
        </text:list-item>
        <text:list-item>
          <text:p text:style-name="P25">Campos de contraseña distintos.</text:p>
        </text:list-item>
        <text:list-item>
          <text:p text:style-name="P33">Cambiar nombre de usuario a uno anteriormente usado pero libr<text:span text:style-name="T39">e</text:span>: <text:span text:style-name="T27">no permite, siempre salta un error de duplicado</text:span><text:span text:style-name="T21">. </text:span><text:span text:style-name="T9">Arreglado, por el binding al editar el nombre se guardaba y se leía a si mismo, así que siempre salía repetido.</text:span></text:p>
        </text:list-item>
        <text:list-item>
          <text:p text:style-name="P25">Borrar cuenta <text:span text:style-name="T18">funciona (debería dar opción a no borrarla)</text:span></text:p>
        </text:list-item>
      </text:list>
      <text:h text:style-name="P14" text:outline-level="2"><text:bookmark-start text:name="__RefHeading___Toc3014_2610806117"/>Libros<text:bookmark-end text:name="__RefHeading___Toc3014_2610806117"/></text:h>
      <text:p text:style-name="P40">A veces al añadir <text:span text:style-name="T39">objetos</text:span> no se actualiza el <text:span text:style-name="T39">á</text:span>rbol, o se actualiza pero no salen las cosas nuevas hasta que cambio de pestaña y vuelvo a entrar.</text:p>
      <text:list xml:id="list3963248147" text:style-name="L7">
        <text:list-item>
          <text:p text:style-name="P59">Utilidades de búsqueda</text:p>
          <text:list>
            <text:list-item>
              <text:p text:style-name="P59">Al escribir se despliega la lista de coincidencias para autocompletado</text:p>
            </text:list-item>
            <text:list-item>
              <text:p text:style-name="P59">Al buscar por libro, aparece las sagas con libros con coincidencias con el texto introducido</text:p>
            </text:list-item>
            <text:list-item>
              <text:p text:style-name="P59">Al buscar por saga, aparecen las sagas con coincidencias con el texto introducido.</text:p>
            </text:list-item>
          </text:list>
        </text:list-item>
        <text:list-item>
          <text:p text:style-name="P59">Añadir Libro/Saga</text:p>
          <text:list>
            <text:list-item>
              <text:p text:style-name="P34">Añadir saga sin padre</text:p>
            </text:list-item>
            <text:list-item>
              <text:p text:style-name="P35">Añadir saga con padre: <text:span text:style-name="T39">a</text:span><text:span text:style-name="T5">l añadirla sin número a veces se duplica, pero al </text:span><text:span text:style-name="T6">refrescar</text:span><text:span text:style-name="T5"> la página se pone bien. </text:span><text:span text:style-name="T10">Arreglado con una nueva función, en vez de añadir al árbol, lo reconstruye con toda la información</text:span></text:p>
            </text:list-item>
            <text:list-item>
              <text:p text:style-name="P34"><text:soft-page-break/>Añadir saga sin nombre</text:p>
            </text:list-item>
            <text:list-item>
              <text:p text:style-name="P37">Nombre de saga con 10 caracteres</text:p>
            </text:list-item>
            <text:list-item>
              <text:p text:style-name="P37">Nombre de saga con &gt;<text:span text:style-name="T38">50</text:span> caracteres: <text:span text:style-name="T27">fuerza el cierre. </text:span><text:span text:style-name="T11">Arreglado, faltaban las validaciones</text:span><text:span text:style-name="T30">.</text:span></text:p>
            </text:list-item>
            <text:list-item>
              <text:p text:style-name="P39">Añadir saga con nombre repetido</text:p>
            </text:list-item>
            <text:list-item>
              <text:p text:style-name="P34">Poner letras en numerado saga</text:p>
            </text:list-item>
            <text:list-item>
              <text:p text:style-name="P34">Añadir libro sin padre</text:p>
            </text:list-item>
            <text:list-item>
              <text:p text:style-name="P35">Añadir libro sin padre</text:p>
            </text:list-item>
            <text:list-item>
              <text:p text:style-name="P34">Añadir libro sin título</text:p>
            </text:list-item>
            <text:list-item>
              <text:p text:style-name="P37">Título con 10 caracteres</text:p>
            </text:list-item>
            <text:list-item>
              <text:p text:style-name="P38">Título con &gt;<text:span text:style-name="T38">50</text:span> caracteres: <text:span text:style-name="T27">fuerza el cierre. </text:span><text:span text:style-name="T11">Arreglado, faltaban las validaciones.</text:span></text:p>
            </text:list-item>
            <text:list-item>
              <text:p text:style-name="P39">Añadir libro con nombre repetido</text:p>
            </text:list-item>
            <text:list-item>
              <text:p text:style-name="P34">Numerado libro con letras</text:p>
            </text:list-item>
            <text:list-item>
              <text:p text:style-name="P34">Añadir libro con ningún género</text:p>
            </text:list-item>
            <text:list-item>
              <text:p text:style-name="P34">Añadir libro con un género</text:p>
            </text:list-item>
            <text:list-item>
              <text:p text:style-name="P34">Añadir libro con varios géneros</text:p>
            </text:list-item>
            <text:list-item>
              <text:p text:style-name="P34">Añadir libro con ningún autor</text:p>
            </text:list-item>
            <text:list-item>
              <text:p text:style-name="P34">Añadir libro con un autor</text:p>
            </text:list-item>
            <text:list-item>
              <text:p text:style-name="P34">Añadir libro con varios autores</text:p>
            </text:list-item>
          </text:list>
        </text:list-item>
        <text:list-item>
          <text:p text:style-name="P37">Eliminar <text:span text:style-name="T44">y mover en masa</text:span></text:p>
          <text:list>
            <text:list-item>
              <text:p text:style-name="P36"><text:span text:style-name="T12"><text:s/></text:span><text:span text:style-name="T14">Libros</text:span></text:p>
              <text:list>
                <text:list-item>
                  <text:p text:style-name="P58"><text:span text:style-name="T7">Borrar un libro</text:span></text:p>
                </text:list-item>
                <text:list-item>
                  <text:p text:style-name="P58"><text:span text:style-name="T7">Borrar varios</text:span></text:p>
                </text:list-item>
                <text:list-item>
                  <text:p text:style-name="P58"><text:span text:style-name="T7">Borrar un libro recientemente añadido</text:span></text:p>
                </text:list-item>
                <text:list-item>
                  <text:p text:style-name="P58"><text:span text:style-name="T7">Borrar varios libros recientemente añadidos</text:span></text:p>
                </text:list-item>
                <text:list-item>
                  <text:p text:style-name="P58"><text:span text:style-name="T7">Cambiar el padre de un libro</text:span></text:p>
                </text:list-item>
                <text:list-item>
                  <text:p text:style-name="P58"><text:span text:style-name="T7">Cambiar el padre de varios libros</text:span></text:p>
                </text:list-item>
                <text:list-item>
                  <text:p text:style-name="P58"><text:span text:style-name="T7">Cambiar el padre de un libro recientemente añadido</text:span></text:p>
                </text:list-item>
                <text:list-item>
                  <text:p text:style-name="P58"><text:span text:style-name="T7">Cambiar el padre de varios libros recientemente añadidos</text:span></text:p>
                </text:list-item>
              </text:list>
            </text:list-item>
            <text:list-item>
              <text:p text:style-name="P60"><text:span text:style-name="T7">Sagas</text:span></text:p>
              <text:list>
                <text:list-item>
                  <text:p text:style-name="P60"><text:soft-page-break/><text:span text:style-name="T7">Borrar una saga </text:span><text:span text:style-name="T15">sin hijos</text:span></text:p>
                </text:list-item>
                <text:list-item>
                  <text:p text:style-name="P60"><text:span text:style-name="T7">Borrar varias </text:span><text:span text:style-name="T15">sagas sin hijos</text:span></text:p>
                </text:list-item>
                <text:list-item>
                  <text:p text:style-name="P63"><text:span text:style-name="T15">B</text:span><text:span text:style-name="T7">orrar una saga principal con hijos</text:span></text:p>
                </text:list-item>
                <text:list-item>
                  <text:p text:style-name="P63"><text:span text:style-name="T7">Borrar varias sagas principales con hijos</text:span></text:p>
                </text:list-item>
                <text:list-item>
                  <text:p text:style-name="P61"><text:span text:style-name="T7">Borrar una saga </text:span><text:span text:style-name="T16">hija </text:span><text:span text:style-name="T7">con hijos</text:span></text:p>
                  <text:list>
                    <text:list-item>
                      <text:p text:style-name="P61"><text:span text:style-name="T7">Aceptar hacer de las sagas hijas principales</text:span></text:p>
                    </text:list-item>
                    <text:list-item>
                      <text:p text:style-name="P61"><text:span text:style-name="T7">Negar hacer de las sagas hijas principales</text:span></text:p>
                    </text:list-item>
                  </text:list>
                </text:list-item>
                <text:list-item>
                  <text:p text:style-name="P61"><text:span text:style-name="T7">Borrar varias sagas </text:span><text:span text:style-name="T16">hijas</text:span><text:span text:style-name="T7"> con hijos</text:span></text:p>
                  <text:list>
                    <text:list-item>
                      <text:p text:style-name="P61"><text:span text:style-name="T7">Aceptar hacer de las sagas hijas principales</text:span></text:p>
                    </text:list-item>
                    <text:list-item>
                      <text:p text:style-name="P61"><text:span text:style-name="T7">Negar hacer de las sagas hijas principales</text:span></text:p>
                    </text:list-item>
                  </text:list>
                </text:list-item>
                <text:list-item>
                  <text:p text:style-name="P60"><text:span text:style-name="T7">Borrar una saga recientemente añadida</text:span></text:p>
                </text:list-item>
                <text:list-item>
                  <text:p text:style-name="P60"><text:span text:style-name="T7">Borrar varias sagas recientemente añadidas</text:span></text:p>
                </text:list-item>
                <text:list-item>
                  <text:p text:style-name="P60"><text:span text:style-name="T7">Cambiar el padre de una saga</text:span></text:p>
                </text:list-item>
                <text:list-item>
                  <text:p text:style-name="P60"><text:span text:style-name="T7">Cambiar el padre de varias sagas</text:span></text:p>
                </text:list-item>
                <text:list-item>
                  <text:p text:style-name="P60"><text:span text:style-name="T7">Cambiar el padre de una saga recientemente añadida</text:span></text:p>
                </text:list-item>
                <text:list-item>
                  <text:p text:style-name="P60"><text:span text:style-name="T7">Cambiar el padre de varias sagas recientemente añadidas</text:span></text:p>
                </text:list-item>
                <text:list-item>
                  <text:p text:style-name="P60"><text:span text:style-name="T7">Hacer principal una saga (puede ser con el botón Hacer Principal o darle a Cambiar Padre sin ningún elemento seleccionado)</text:span></text:p>
                </text:list-item>
                <text:list-item>
                  <text:p text:style-name="P60"><text:span text:style-name="T7">Hacer principal varias sagas</text:span></text:p>
                </text:list-item>
              </text:list>
            </text:list-item>
          </text:list>
        </text:list-item>
        <text:list-item>
          <text:p text:style-name="P41">Guardar cambios</text:p>
          <text:list>
            <text:list-item>
              <text:p text:style-name="P42">Con la saga Huérfanos seleccionada</text:p>
              <text:list>
                <text:list-item>
                  <text:p text:style-name="P42">Hacer cualquier cambio (ninguno debería ser aceptado)</text:p>
                </text:list-item>
              </text:list>
            </text:list-item>
            <text:list-item>
              <text:p text:style-name="P42">Con la saga Únicos seleccionada</text:p>
              <text:list>
                <text:list-item>
                  <text:p text:style-name="P42">Hacer cualquier cambio (ninguno debería ser aceptado)</text:p>
                </text:list-item>
              </text:list>
            </text:list-item>
            <text:list-item>
              <text:p text:style-name="P41">Con una saga <text:span text:style-name="T19">principal</text:span> seleccionada</text:p>
              <text:list>
                <text:list-item>
                  <text:p text:style-name="P43">Dejar sin nombre</text:p>
                </text:list-item>
                <text:list-item>
                  <text:p text:style-name="P43">Poner un nombre con más de 30 caracteres</text:p>
                </text:list-item>
                <text:list-item>
                  <text:p text:style-name="P43">Cambiar nombre con al menos 1 carácter</text:p>
                </text:list-item>
                <text:list-item>
                  <text:p text:style-name="P45">Poner nombre repetido</text:p>
                </text:list-item>
                <text:list-item>
                  <text:p text:style-name="P47">Cambiar saga padre</text:p>
                </text:list-item>
              </text:list>
            </text:list-item>
            <text:list-item>
              <text:p text:style-name="P47"><text:soft-page-break/>Con una saga no principal seleccionada</text:p>
              <text:list>
                <text:list-item>
                  <text:p text:style-name="P44">Poner un nombre con más de 30 caracteres</text:p>
                </text:list-item>
                <text:list-item>
                  <text:p text:style-name="P44">Cambiar nombre con al menos 1 carácter</text:p>
                </text:list-item>
                <text:list-item>
                  <text:p text:style-name="P46">Poner nombre repetido</text:p>
                </text:list-item>
                <text:list-item>
                  <text:p text:style-name="P47">Cambiar saga padre</text:p>
                </text:list-item>
                <text:list-item>
                  <text:p text:style-name="P47">Quitar saga padre</text:p>
                </text:list-item>
              </text:list>
            </text:list-item>
            <text:list-item>
              <text:p text:style-name="P48">Con un libro seleccionado</text:p>
              <text:list>
                <text:list-item>
                  <text:p text:style-name="P48">Cambiar título: <text:span text:style-name="T23">a veces el campo de Titulo no se actualiza con el nombre del libro. Si le das a Guardar luego el libro desaparece. </text:span><text:span text:style-name="T32">No lo logro replicar .<text:line-break/></text:span><text:span text:style-name="T26">Al guardar cambios con un título vacío se cambia el título en el treeview, pero no es un cambio permanente o guardado. </text:span><text:span text:style-name="T33">Arreglado quitando el binding y haciéndolo programático.</text:span></text:p>
                </text:list-item>
                <text:list-item>
                  <text:p text:style-name="P48">Cambiar saga padre</text:p>
                </text:list-item>
                <text:list-item>
                  <text:p text:style-name="P48">Añadir un género:<text:span text:style-name="T21"> </text:span><text:span text:style-name="T28">forzó una vez el cierre del programa. </text:span><text:span text:style-name="T33">No lo logro replicar</text:span></text:p>
                </text:list-item>
                <text:list-item>
                  <text:p text:style-name="P48">Añadir varios géneros</text:p>
                </text:list-item>
                <text:list-item>
                  <text:p text:style-name="P48">Quitar un género</text:p>
                </text:list-item>
                <text:list-item>
                  <text:p text:style-name="P48">Quitar varios géneros</text:p>
                </text:list-item>
                <text:list-item>
                  <text:p text:style-name="P48">Añadir un autor: <text:span text:style-name="T28">n</text:span><text:span text:style-name="T23">o </text:span><text:span text:style-name="T28">funciona. </text:span><text:span text:style-name="T34">Arreglado, referenciaba a una lista equivocada (LVAutores en vez de LVAutoresT)</text:span></text:p>
                </text:list-item>
                <text:list-item>
                  <text:p text:style-name="P49">Añadir varios autores:<text:span text:style-name="T21"> </text:span><text:span text:style-name="T28">no funciona.</text:span><text:span text:style-name="T23"> </text:span><text:span text:style-name="T34">Arreglado, referenciaba a una lista equivocada (LVAutores en vez de LVAutoresT)</text:span></text:p>
                </text:list-item>
                <text:list-item>
                  <text:p text:style-name="P48">Quitar un autor</text:p>
                </text:list-item>
                <text:list-item>
                  <text:p text:style-name="P48">Quitar varios autores</text:p>
                </text:list-item>
              </text:list>
            </text:list-item>
          </text:list>
        </text:list-item>
        <text:list-item>
          <text:p text:style-name="P50">Borrar Seleccionado</text:p>
          <text:list>
            <text:list-item>
              <text:p text:style-name="P50">Borrar huérfanos (no debería aceptarlo)</text:p>
            </text:list-item>
            <text:list-item>
              <text:p text:style-name="P50">Borrar <text:span text:style-name="T45">únicos (no debería aceptarlo)</text:span></text:p>
            </text:list-item>
            <text:list-item>
              <text:p text:style-name="P51">Borrar <text:span text:style-name="T46">saga principal sin hijos</text:span></text:p>
            </text:list-item>
            <text:list-item>
              <text:p text:style-name="P53">Borrar saga principal con hijos</text:p>
            </text:list-item>
            <text:list-item>
              <text:p text:style-name="P62"><text:span text:style-name="T7">Borrar una saga </text:span><text:span text:style-name="T16">hija </text:span><text:span text:style-name="T7">con hijos</text:span></text:p>
              <text:list>
                <text:list-item>
                  <text:p text:style-name="P62"><text:span text:style-name="T7">Aceptar hacer de las sagas hijas principales</text:span></text:p>
                </text:list-item>
                <text:list-item>
                  <text:p text:style-name="P52"><text:span text:style-name="T31">Negar hacer de las sagas hijas principales</text:span></text:p>
                </text:list-item>
              </text:list>
            </text:list-item>
          </text:list>
        </text:list-item>
      </text:list>
      <text:h text:style-name="P15" text:outline-level="2"><text:bookmark-start text:name="__RefHeading___Toc3016_2610806117"/><text:soft-page-break/>Mi biblioteca<text:bookmark-end text:name="__RefHeading___Toc3016_2610806117"/></text:h>
      <text:list xml:id="list1872940144" text:style-name="L8">
        <text:list-item>
          <text:p text:style-name="P54">Añadir libros a varios usuarios, ver si las bibliotecas tienen sentido o si se mezclan</text:p>
        </text:list-item>
        <text:list-item>
          <text:p text:style-name="P54">Leer</text:p>
          <text:list>
            <text:list-item>
              <text:p text:style-name="P54">Añadir un libro a leyendo</text:p>
            </text:list-item>
            <text:list-item>
              <text:p text:style-name="P54">Añadir varios libros a leyendo</text:p>
            </text:list-item>
          </text:list>
        </text:list-item>
        <text:list-item>
          <text:p text:style-name="P54">Favorito</text:p>
          <text:list>
            <text:list-item>
              <text:p text:style-name="P54">Asignar un libro como favorito</text:p>
            </text:list-item>
            <text:list-item>
              <text:p text:style-name="P54">Asignar varios libros como favoritos</text:p>
            </text:list-item>
            <text:list-item>
              <text:p text:style-name="P54">Probar con libros que ya estaban en favoritos (deberían de salir de favoritos): <text:span text:style-name="T28">a</text:span><text:span text:style-name="T24">parecen todos los libros, pero se mantiene marcada la casilla de favs, desmarcar y volver a marcar hace que aparezcan solo los favs de nuevo.</text:span><text:span text:style-name="T35"> </text:span><text:span text:style-name="T33">No lo logro replicar</text:span></text:p>
            </text:list-item>
          </text:list>
        </text:list-item>
        <text:list-item>
          <text:p text:style-name="P54">Sacar de la biblioteca</text:p>
          <text:list>
            <text:list-item>
              <text:p text:style-name="P54">Sacar un libro: <text:span text:style-name="T28">s</text:span><text:span text:style-name="T24">al</text:span><text:span text:style-name="T28">ta</text:span><text:span text:style-name="T24"> el </text:span><text:span text:style-name="T28">mensaje </text:span><text:span text:style-name="T24">de que </text:span><text:span text:style-name="T28">hay un libro seleccionado que </text:span><text:span text:style-name="T24">est</text:span><text:span text:style-name="T28">á</text:span><text:span text:style-name="T24"> siendo le</text:span><text:span text:style-name="T28">í</text:span><text:span text:style-name="T24">do aunque no este siendo le</text:span><text:span text:style-name="T28">í</text:span><text:span text:style-name="T24">do. </text:span><text:span text:style-name="T13">Solucionado, faltaba un else con la opción de no leído.</text:span></text:p>
            </text:list-item>
            <text:list-item>
              <text:p text:style-name="P54">Sacar varios libros</text:p>
            </text:list-item>
            <text:list-item>
              <text:p text:style-name="P54">Sacar algún libro que está siendo leído</text:p>
            </text:list-item>
          </text:list>
        </text:list-item>
        <text:list-item>
          <text:p text:style-name="P54">Quitar de leyendo</text:p>
          <text:list>
            <text:list-item>
              <text:p text:style-name="P54">Quitar un libro</text:p>
            </text:list-item>
            <text:list-item>
              <text:p text:style-name="P54">Quitar varios</text:p>
            </text:list-item>
          </text:list>
        </text:list-item>
        <text:list-item>
          <text:p text:style-name="P54">Sólo favoritos</text:p>
          <text:list>
            <text:list-item>
              <text:p text:style-name="P54">Check: debería mostrar sólo favoritos</text:p>
            </text:list-item>
            <text:list-item>
              <text:p text:style-name="P54">Uncheck: debería mostrar todos</text:p>
            </text:list-item>
          </text:list>
        </text:list-item>
        <text:list-item>
          <text:p text:style-name="P54">Buscar</text:p>
          <text:list>
            <text:list-item>
              <text:p text:style-name="P64">La utilidad de autocompletado funciona</text:p>
            </text:list-item>
            <text:list-item>
              <text:p text:style-name="P54">Buscar por libro checked</text:p>
              <text:list>
                <text:list-item>
                  <text:p text:style-name="P54">Buscar sin nada escrito</text:p>
                </text:list-item>
                <text:list-item>
                  <text:p text:style-name="P54">Buscar con un título exacto</text:p>
                </text:list-item>
                <text:list-item>
                  <text:p text:style-name="P54">Buscar con una letra que tenga algún título</text:p>
                </text:list-item>
                <text:list-item>
                  <text:p text:style-name="P54">Buscar con una letra que no tenga ningún libro en el título</text:p>
                </text:list-item>
                <text:list-item>
                  <text:p text:style-name="P54">Buscar con una palabra que tenga coincidencia en algún título</text:p>
                </text:list-item>
                <text:list-item>
                  <text:p text:style-name="P54"><text:soft-page-break/>Buscar con una palabra que no tenga coincidencia en algún título</text:p>
                </text:list-item>
              </text:list>
            </text:list-item>
            <text:list-item>
              <text:p text:style-name="P54">Buscar por saga checked</text:p>
              <text:list>
                <text:list-item>
                  <text:p text:style-name="P54">Buscar sin nada escrito</text:p>
                </text:list-item>
                <text:list-item>
                  <text:p text:style-name="P54">Buscar con un nombre exacto</text:p>
                </text:list-item>
                <text:list-item>
                  <text:p text:style-name="P54">Buscar con una letra que tenga alguna saga: <text:span text:style-name="T29">forzó el cierre del programa </text:span><text:span text:style-name="T25">una vez.</text:span><text:span text:style-name="T36"> </text:span><text:span text:style-name="T37">No lo logro replicar</text:span></text:p>
                </text:list-item>
                <text:list-item>
                  <text:p text:style-name="P54">Buscar con una letra que no tenga ninguna saga en el nombre</text:p>
                </text:list-item>
                <text:list-item>
                  <text:p text:style-name="P54">Buscar con una palabra que tenga coincidencia en algún <text:span text:style-name="T20">nombre</text:span></text:p>
                </text:list-item>
                <text:list-item>
                  <text:p text:style-name="P54">Buscar con una palabra que no tenga coincidencia en algún <text:span text:style-name="T20">nombre</text:span></text:p>
                </text:list-item>
              </text:list>
            </text:list-item>
            <text:list-item>
              <text:p text:style-name="P65">Añadir libros</text:p>
              <text:list>
                <text:list-item>
                  <text:p text:style-name="P65">La utilidad de autocompletado funciona</text:p>
                </text:list-item>
                <text:list-item>
                  <text:p text:style-name="P55">Buscar </text:p>
                  <text:list>
                    <text:list-item>
                      <text:p text:style-name="P55">Buscar sin nada escrito</text:p>
                    </text:list-item>
                    <text:list-item>
                      <text:p text:style-name="P55">Buscar con un título exacto</text:p>
                    </text:list-item>
                    <text:list-item>
                      <text:p text:style-name="P55">Buscar con una letra que tenga algún título</text:p>
                    </text:list-item>
                    <text:list-item>
                      <text:p text:style-name="P55">Buscar con una letra que no tenga ningún libro en el título</text:p>
                    </text:list-item>
                    <text:list-item>
                      <text:p text:style-name="P55">Buscar con una palabra que tenga coincidencia en algún título</text:p>
                    </text:list-item>
                    <text:list-item>
                      <text:p text:style-name="P55">Buscar con una palabra que no tenga coincidencia en algún título</text:p>
                    </text:list-item>
                  </text:list>
                </text:list-item>
                <text:list-item>
                  <text:p text:style-name="P65">Añadir a Biblioteca</text:p>
                  <text:list>
                    <text:list-item>
                      <text:p text:style-name="P65">Añadir un libro</text:p>
                    </text:list-item>
                    <text:list-item>
                      <text:p text:style-name="P65">Añadir varios</text:p>
                    </text:list-item>
                    <text:list-item>
                      <text:p text:style-name="P65">Añadir un libro que ya esté en la biblioteca</text:p>
                    </text:list-item>
                    <text:list-item>
                      <text:p text:style-name="P65">Añadir varios libros que estén en la biblioteca<text:tab/></text:p>
                    </text:list-item>
                    <text:list-item>
                      <text:p text:style-name="P65">Añadir un libro que ya esté siendo leído</text:p>
                    </text:list-item>
                    <text:list-item>
                      <text:p text:style-name="P65">Añadir varios libros que estén siendo leído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MP2" style:family="paragraph" style:parent-style-name="Footer">
      <style:text-properties fo:language="es" fo:country="ES" officeooo:paragraph-rsid="00353a7c"/>
    </style:style>
    <style:style style:name="MT1" style:family="text">
      <style:text-properties fo:font-size="9pt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Alberto Moreira Martínez <text:tab/><text:tab/>2º de Desarrollo de Aplicaciones Multiplataformas</text:p>
      </style:header>
      <style:footer>
        <text:p text:style-name="MP2"><text:tab/><text:tab/><text:span text:style-name="MT1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2T10:09:43.841000000</dc:date>
    <meta:editing-duration>PT7H35M55S</meta:editing-duration>
    <meta:editing-cycles>49</meta:editing-cycles>
    <meta:generator>LibreOffice/7.3.3.2$Windows_X86_64 LibreOffice_project/d1d0ea68f081ee2800a922cac8f79445e4603348</meta:generator>
    <meta:document-statistic meta:table-count="0" meta:image-count="0" meta:object-count="0" meta:page-count="9" meta:paragraph-count="193" meta:word-count="1551" meta:character-count="8553" meta:non-whitespace-character-count="7360"/>
  </office:meta>
</office:document-meta>
</file>